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R :</text:p>
      <text:p text:style-name="P1"/>
      <text:p text:style-name="P4">NOTES SUR CORRECTION DEVOIRS</text:p>
      <text:p text:style-name="P4"/>
      <text:p text:style-name="P3">Savoir modèle OSI</text:p>
      <text:p text:style-name="P3"/>
      <text:p text:style-name="P3">2 protocoles : RDP = 3389 et VNC = 5900</text:p>
      <text:p text:style-name="P3"/>
      <text:p text:style-name="P3">Connaître les plages d'adresses IP privées et publiques</text:p>
      <text:p text:style-name="P3">+</text:p>
      <text:p text:style-name="P3">Savoir calculer le nombre d'ip attribuable dans un réseau, le masque de sous réseau, adresse de broadcast, 1ère et dernière ip</text:p>
      <text:p text:style-name="P3"/>
      <text:p text:style-name="P3">Diff entre HUB et switch (HUB envoie paquet sur tt les ports et switch envoie sur le bon port grâce à la table CA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1-24T12:58:15</meta:creation-date>
    <meta:document-statistic meta:table-count="0" meta:image-count="0" meta:object-count="0" meta:page-count="1" meta:paragraph-count="8" meta:word-count="73" meta:character-count="387"/>
    <dc:date>2022-01-24T13:43:41</dc:date>
    <dc:creator>Jordan </dc:creator>
    <meta:editing-duration>PT25M50S</meta:editing-duration>
    <meta:editing-cycles>1</meta:editing-cycles>
    <meta:generator>OpenOffice/4.1.7$Unix OpenOffice.org_project/417m1$Build-9800</meta:generator>
  </office:meta>
</office:document-meta>
</file>